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ilahh7p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20-01-04T20:36:15.359Z</dc:date>
    <meta:editing-duration>PT3H12M1S</meta:editing-duration>
    <meta:editing-cycles>7</meta:editing-cycles>
    <meta:generator>WebODF/0.5.9 Mozilla/5.0 (Windows NT 10.0; Win64; x64) AppleWebKit/537.36 (KHTML, like Gecko) Chrome/79.0.3945.88 Safari/537.36</meta:generator>
    <dc:creator>WebODF-Curious</dc:creator>
    <meta:document-statistic meta:table-count="0" meta:image-count="1" meta:object-count="0" meta:page-count="1" meta:paragraph-count="15" meta:word-count="287" meta:character-count="1616" meta:non-whitespace-character-count="1347"/>
  </office:meta>
</office:document-meta>
</file>